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oreach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<text:span text:style-name="KeywordTok">foreach</text:span> loops,</text:p>
        </text:list-item>
        <text:list-item>
          <text:p text:style-name="P1">To introduce you to their use cases,</text:p>
        </text:list-item>
        <text:list-item>
          <text:p text:style-name="P1">To compare <text:span text:style-name="KeywordTok">for</text:span> loops and <text:span text:style-name="KeywordTok">foreach</text:span> loops by converting between them,</text:p>
        </text:list-item>
        <text:list-item>
          <text:p text:style-name="P1">To illustrate how <text:span text:style-name="KeywordTok">foreach</text:span> can be useful in conjonction to classes.</text:p>
        </text:list-item>
      </text:lis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warm-up"/>Warm-up<text:bookmark-end text:name="warm-up"/></text:h>
      <text:p text:style-name="First_20_paragraph">Create a new project, and replace the content of the <text:span text:style-name="NormalTok">Main</text:span> method with the following code:</text:p>
      <text:p text:style-name="P2">int[] primes = {2, 3, 5, 7, 11, 13, 17, 19};</text:p>
      <text:p text:style-name="P3">for(int i = 0; i &lt; primes.Length; i++)</text:p>
      <text:p text:style-name="P4">{</text:p>
      <text:p text:style-name="P5"><text:s text:c="4"/>Console.WriteLine(primes[i]);</text:p>
      <text:p text:style-name="P6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2">
        <text:list-item>
          <text:p text:style-name="P7">Identify two differences between the <text:span text:style-name="KeywordTok">for</text:span> and <text:span text:style-name="KeywordTok">foreach</text:span> versions.</text:p>
        </text:list-item>
        <text:list-item>
          <text:p text:style-name="P7">Which one is easier to understand?</text:p>
        </text:list-item>
        <text:list-item>
          <text:p text:style-name="P7">Which one needs fewer variables?</text:p>
        </text:list-item>
      </text:list>
      <text:p text:style-name="First_20_paragraph">Answers:</text:p>
      <text:p text:style-name="Text_20_body">The code simply becomes:</text:p>
      <text:p text:style-name="P8">int[] primes = {2, 3, 5, 7, 11, 13, 17, 19};</text:p>
      <text:p text:style-name="P9">foreach(int val in primes)</text:p>
      <text:p text:style-name="P10">{</text:p>
      <text:p text:style-name="P11"><text:s text:c="4"/>Console.WriteLine(val);</text:p>
      <text:p text:style-name="P12">} <text:s text:c="3"/></text:p>
      <text:list text:style-name="L3">
        <text:list-item>
          <text:p text:style-name="P13">The differences are: the keyword (obviously!), the fact that <text:span text:style-name="KeywordTok">foreach</text:span> does not need indices nor to use the <text:span text:style-name="NormalTok">Length</text:span> property, the absence of update or condition in the header, …</text:p>
        </text:list-item>
        <text:list-item>
          <text:p text:style-name="P13">This is a matter of taste, but <text:span text:style-name="KeywordTok">foreach</text:span> generally seems more intuitive,</text:p>
        </text:list-item>
        <text:list-item>
          <text:p text:style-name="P13">Both uses one additional variable (<text:span text:style-name="NormalTok">i</text:span> in the <text:span text:style-name="KeywordTok">for</text:span> case, <text:span text:style-name="NormalTok">val</text:span> in the <text:span text:style-name="KeywordTok">foreach</text:span> case).</text:p>
        </text:list-item>
      </text:list>
      <text:h text:style-name="Heading_20_2" text:outline-level="2"><text:bookmark-start text:name="converting-from-for-to-foreach-12"/>Converting from <text:span text:style-name="KeywordTok">for</text:span> to <text:span text:style-name="KeywordTok">foreach</text:span> (1/2)<text:bookmark-end text:name="converting-from-for-to-foreach-12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; i++)</text:p>
      <text:p text:style-name="P17">{</text:p>
      <text:p text:style-name="P18"><text:s text:c="4"/>numbers[i] = numbers[i] * 1.1;</text:p>
      <text:p text:style-name="P19"><text:s text:c="4"/>Console.WriteLine(numbers[i]);</text:p>
      <text:p text:style-name="P20">}</text:p>
      <text:h text:style-name="Heading_20_2" text:outline-level="2"><text:bookmark-start text:name="converting-from-for-to-foreach-22"/>Converting from <text:span text:style-name="KeywordTok">for</text:span> to <text:span text:style-name="KeywordTok">foreach</text:span> (2/2)<text:bookmark-end text:name="converting-from-for-to-foreach-22"/></text:h>
      <text:p text:style-name="First_20_paragraph">Can you rewrite the following code with a <text:span text:style-name="KeywordTok">foreach</text:span> statement? Why?</text:p>
      <text:p text:style-name="P21">double[] numbers = {1.2, 4.3, 5.7, 11, -3.13, 1.7};</text:p>
      <text:p text:style-name="P22"/>
      <text:p text:style-name="P23">for(int i = 0; i &lt; numbers.Length - 1; i++)</text:p>
      <text:p text:style-name="P24">{</text:p>
      <text:p text:style-name="P25"><text:s text:c="4"/>Console.WriteLine((numbers[i] + numbers[i+1]) / 2);</text:p>
      <text:p text:style-name="P26">}</text:p>
      <text:h text:style-name="Heading_20_2" text:outline-level="2"><text:bookmark-start text:name="conversion-between-for-and-foreach"/>Conversion between <text:span text:style-name="KeywordTok">for</text:span> and <text:span text:style-name="KeywordTok">foreach</text:span><text:bookmark-end text:name="conversion-between-for-and-foreach"/></text:h>
      <text:list text:style-name="L4">
        <text:list-item>
          <text:p text:style-name="P27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7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1" text:outline-level="1"><text:bookmark-start text:name="mixing-foreach-with-classes"/>Mixing <text:span text:style-name="KeywordTok">foreach</text:span> With Classes<text:bookmark-end text:name="mixing-foreach-with-classes"/></text:h>
      <text:p text:style-name="First_20_paragraph">Download the <text:a xlink:type="simple" xlink:href="labs/Foreach/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5">
        <text:list-item>
          <text:p text:style-name="P28">The <text:span text:style-name="NormalTok">Book</text:span> class represents a single book.</text:p>
        </text:list-item>
        <text:list-item>
          <text:p text:style-name="P28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6">
        <text:list-item>
          <text:p text:style-name="P29">Write a <text:span text:style-name="KeywordTok">foreach</text:span> loop that displays all the books.</text:p>
        </text:list-item>
        <text:list-item>
          <text:p text:style-name="P29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9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oreach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20Z</meta:creation-date>
    <dc:date>2023-01-12T20:45:20Z</dc:date>
    <meta:user-defined meta:name="date" meta:value-type="string">January  12, 2023 (03:44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